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92cm" fo:margin-left="0cm" table:align="left"/>
    </style:style>
    <style:style style:name="Table1.A" style:family="table-column">
      <style:table-column-properties style:column-width="17.092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537c" officeooo:paragraph-rsid="0015537c"/>
    </style:style>
    <style:style style:name="P2" style:family="paragraph" style:parent-style-name="Standard">
      <style:text-properties officeooo:rsid="0010c7c9" officeooo:paragraph-rsid="0010c7c9"/>
    </style:style>
    <style:style style:name="P3" style:family="paragraph" style:parent-style-name="Standard">
      <style:text-properties officeooo:rsid="0011faab" officeooo:paragraph-rsid="0011faab"/>
    </style:style>
    <style:style style:name="P4" style:family="paragraph" style:parent-style-name="Standard">
      <style:text-properties officeooo:rsid="0013ddd6" officeooo:paragraph-rsid="0013ddd6"/>
    </style:style>
    <style:style style:name="P5" style:family="paragraph" style:parent-style-name="Standard">
      <style:text-properties officeooo:rsid="0015537c" officeooo:paragraph-rsid="0015537c"/>
    </style:style>
    <style:style style:name="P6" style:family="paragraph" style:parent-style-name="Standard">
      <style:text-properties officeooo:rsid="0016e0be" officeooo:paragraph-rsid="0016e0be"/>
    </style:style>
    <style:style style:name="T1" style:family="text">
      <style:text-properties officeooo:rsid="0011e8b5"/>
    </style:style>
    <style:style style:name="T2" style:family="text">
      <style:text-properties officeooo:rsid="0016e0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b- Humans</text:p>
      <text:p text:style-name="P5">Table - Pe<text:span text:style-name="T2">ople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personName</text:p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2">Src</text:p>
      <text:p text:style-name="P2">server.js <text:s/><text:span text:style-name="T1">outside src server.js</text:span></text:p>
      <text:p text:style-name="P2"/>
      <text:p text:style-name="P2">install express - <text:s/>npm install express </text:p>
      <text:p text:style-name="P2">install nodemon – npm install –save-dev nodemon</text:p>
      <text:p text:style-name="P2"/>
      <text:p text:style-name="P2">in scripts of package.json add “start:dev”:”nodemon server.js”</text:p>
      <text:p text:style-name="P2"/>
      <text:p text:style-name="P2">import express</text:p>
      <text:p text:style-name="P3"/>
      <text:p text:style-name="P4">src</text:p>
      <text:p text:style-name="P4"><text:s text:c="3"/>config</text:p>
      <text:p text:style-name="P4"><text:s text:c="8"/>- db.config.js</text:p>
      <text:p text:style-name="P4"><text:s text:c="2"/>controller</text:p>
      <text:p text:style-name="P4"><text:s text:c="2"/>model</text:p>
      <text:p text:style-name="P4"><text:s text:c="2"/>routes</text:p>
      <text:p text:style-name="P6"/>
      <text:p text:style-name="P4"/>
      <text:p text:style-name="P4"/>
      <text:p text:style-name="P6">in postman POST : x-www-form-urlencoded</text:p>
      <text:p text:style-name="P6"/>
      <text:p text:style-name="P6"/>
      <text:p text:style-name="P6">By default mysql takes plural name</text:p>
      <text:p text:style-name="P3"/>
      <text:p text:style-name="P2"/>
      <text:p text:style-name="P2"><text:line-break/>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2T15:21:01.118683210</meta:creation-date>
    <dc:date>2021-05-02T20:22:46.910148319</dc:date>
    <meta:editing-duration>PT13S</meta:editing-duration>
    <meta:editing-cycles>1</meta:editing-cycles>
    <meta:document-statistic meta:table-count="1" meta:image-count="0" meta:object-count="0" meta:page-count="1" meta:paragraph-count="18" meta:word-count="50" meta:character-count="367" meta:non-whitespace-character-count="311"/>
    <meta:generator>LibreOffice/5.3.1.2$Linux_X86_64 LibreOffice_project/30m0$Build-2</meta:generator>
  </office:meta>
</office:document-meta>
</file>